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fo:font-size="12pt" style:font-size-asian="12pt" style:font-size-complex="12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paragraph-properties fo:margin-left="0.4925in" fo:margin-right="0in" fo:margin-top="0in" fo:margin-bottom="0in" fo:text-indent="0in" style:auto-text-indent="false"/>
    </style:style>
    <style:style style:name="P8" style:family="paragraph" style:parent-style-name="Text_20_body" style:master-page-name="Title_20_page">
      <style:paragraph-properties style:page-number="auto"/>
    </style:style>
    <style:style style:name="P9"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10"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11" style:family="paragraph" style:parent-style-name="Text_20_body" style:master-page-name="First_20_right_20_numbered_20_page">
      <style:paragraph-properties style:page-number="1" fo:break-before="page"/>
    </style:style>
    <style:style style:name="P12" style:family="paragraph" style:parent-style-name="Text_20_body">
      <style:paragraph-properties fo:text-align="center" style:justify-single-word="false"/>
      <style:text-properties fo:font-size="20pt" style:font-size-asian="20pt" style:font-size-complex="20pt"/>
    </style:style>
    <style:style style:name="P13" style:family="paragraph" style:parent-style-name="Text_20_body" style:list-style-name="L7"/>
    <style:style style:name="P14" style:family="paragraph" style:parent-style-name="Text_20_body" style:list-style-name="L9"/>
    <style:style style:name="P15" style:family="paragraph" style:parent-style-name="Text_20_body">
      <style:text-properties style:font-name="Courier 10 Pitch1"/>
    </style:style>
    <style:style style:name="P16" style:family="paragraph" style:parent-style-name="Text_20_body" style:list-style-name="L9">
      <style:paragraph-properties fo:margin-left="0.5in" fo:margin-right="0in" fo:text-indent="-0.25in"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font-name="Courier 10 Pitch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Getting started doing numerical computation with MADNESS</text:p>
      <text:p text:style-name="P4"/>
      <text:p text:style-name="P5"/>
      <text:p text:style-name="P5"/>
      <text:p text:style-name="P5"/>
      <text:p text:style-name="P5"/>
      <text:p text:style-name="P5"/>
      <text:p text:style-name="P5"/>
      <text:p text:style-name="P5"/>
      <text:p text:style-name="P5"/>
      <text:p text:style-name="P6">Last modification: 12/17/09</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7">Robert J. Harrison</text:p>
      <text:p text:style-name="P7">Oak Ridge National Laboratory</text:p>
      <text:p text:style-name="P7">One Bethel Valley Road</text:p>
      <text:p text:style-name="P7">P.O. Box 2008, MS-6367</text:p>
      <text:p text:style-name="P7">Oak Ridge, TN 37831</text:p>
      <text:p text:style-name="P7"/>
      <text:p text:style-name="P7">email: harrisonrj@ornl.gov </text:p>
      <text:p text:style-name="P7">tel: 865-241-3937</text:p>
      <text:p text:style-name="P2"><text:tab/>fax: 865-572-0680</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 <text:s/>What is MADNESS and what can you do with it? <text:tab/>1</text:p>
          <text:p text:style-name="P19">2 <text:s/>From math to C++ to numerical computation <text:tab/>1</text:p>
          <text:p text:style-name="P20">2.1 <text:s/>Step 1 – translating from math to C++ <text:tab/>2</text:p>
          <text:p text:style-name="P20">2.2 <text:s/>Steps 2, 3 and 7 – initializing and finalizing the MADNESS environment <text:tab/>2</text:p>
          <text:p text:style-name="P20">2.3 <text:s/>Step 4 – generating a numerical representation <text:tab/>3</text:p>
          <text:p text:style-name="P20">2.4 <text:s/>Step 5 – computing the integral <text:tab/>4</text:p>
          <text:p text:style-name="P20">2.5 <text:s/>Step 6 – printing the result <text:tab/>4</text:p>
          <text:p text:style-name="P20">2.6 <text:s/>Step 8 – compiling your program <text:tab/>4</text:p>
          <text:p text:style-name="P19">3 <text:s/>Viewing and editing this document <text:tab/>5</text:p>
        </text:index-body>
      </text:table-of-content>
      <text:p text:style-name="P2"/>
      <text:p text:style-name="P2"/>
      <text:p text:style-name="P2"/>
      <text:p text:style-name="P10"><text:s/></text:p>
      <text:p text:style-name="P11">This document aims to satisfy the needs of first-time users of the MADNESS numerical programming environment. Programmers interested in using the parallel-programming environment should refer to the parallel runtime document.</text:p>
      <text:h text:style-name="Heading_20_1" text:outline-level="1">What is MADNESS and what can you do with it?</text:h>
      <text:p text:style-name="Text_20_body">MADNESS stands for <text:span text:style-name="T4">m</text:span>ultiresolution <text:span text:style-name="T4">ad</text:span>aptive <text:span text:style-name="T4">n</text:span>umerical <text:span text:style-name="T4">e</text:span>nvironment for <text:span text:style-name="T4">s</text:span>cientific <text:span text:style-name="T4">s</text:span>imulation. It is trying to address the following issues</text:p>
      <text:list xml:id="list961509021" text:style-name="L7">
        <text:list-item>
          <text:p text:style-name="P13">raising the level of composition of scientific applications, making it faster/easier to craft robust/correct solutions to new problems,</text:p>
        </text:list-item>
        <text:list-item>
          <text:p text:style-name="P13">providing fast and accurate solutions for a variety of differential and integral equations in 1 to 6 dimensions (and perhaps higher), and</text:p>
        </text:list-item>
        <text:list-item>
          <text:p text:style-name="P13">facilitating use of massively parallel computer resources by a wider audience.</text:p>
        </text:list-item>
      </text:list>
      <text:h text:style-name="Heading_20_2" text:outline-level="2">What can you do with MADNESS and why would you use it rather than package X?</text:h>
      <text:p text:style-name="Text_20_body">In MADNESS, your code is literally written in terms of functions and operators and for this reason it can be thought of as a basis-free method. The numerical operations can be regarded as a finite precision equivalent of the mathematical calculus used to express your equations. There is, of course, an underlying basis and its associated grid is adapting and refining automatically to satisfy the requested precision – but you don’t have to think about this until efficiency or memory use become a concern, if ever. Within MADNESS you can apply not just differential operators but integral operators, notably <text:s/>convolution with physically important Green functions (e.g., Coulomb, bound-state Helmholtz, free-particle quantum propagator). Many physical problems can be restated in integral form with huge benefits in ease and accuracy of solution. Finally, MADNESS hopefully excels at obtaining high-accuracy solutions and efficient computation in many dimensions. MADNESS is not good at everything. In particular, if you have complicated boundary conditions or only need low precision, then other tools might be more appropriate.</text:p>
      <text:p text:style-name="Text_20_body">In the following, we use problems of increasing complexity to introduce how to accomplish standard tasks and to discuss topics that are central to effective use of MADNESS.</text:p>
      <text:h text:style-name="Heading_20_1" text:outline-level="1">From math to C++ to numerical computation</text:h>
      <text:p text:style-name="Text_20_body">This section shows you how to take a math expression (e.g., from inside Maple or Mathematica) and to evaluate it using MADNESS.</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17"><draw:frame draw:style-name="fr1"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8">(<text:sequence text:ref-name="refText0" text:name="Text" text:formula="ooow:Text+1" style:num-format="1">1</text:sequence>)</text:p>
            </table:table-cell>
          </table:table-row>
        </table:table-header-rows>
      </table:table>
      <text:p text:style-name="Text_20_body"/>
      <text:p text:style-name="Text_20_body"><text:soft-page-break/>The main steps will be</text:p>
      <text:list xml:id="list999965425" text:style-name="L9">
        <text:list-item>
          <text:p text:style-name="P14">translating the function from math to C++ to be called by MADNESS </text:p>
        </text:list-item>
        <text:list-item>
          <text:p text:style-name="P16">initializing the MADNESS parallel runtime</text:p>
        </text:list-item>
        <text:list-item>
          <text:p text:style-name="P14">initializing the MADNESS numerical environment</text:p>
        </text:list-item>
        <text:list-item>
          <text:p text:style-name="P14">generating a numerical representation from the C++ function</text:p>
        </text:list-item>
        <text:list-item>
          <text:p text:style-name="P14">computing the integral</text:p>
        </text:list-item>
        <text:list-item>
          <text:p text:style-name="P14">printing the result</text:p>
        </text:list-item>
        <text:list-item>
          <text:p text:style-name="P14">terminating the MADNESS parallel runtime</text:p>
        </text:list-item>
        <text:list-item>
          <text:p text:style-name="P14">compiling your program</text:p>
        </text:list-item>
        <text:list-item>
          <text:p text:style-name="P14">running your program</text:p>
        </text:list-item>
      </text:list>
      <text:h text:style-name="Heading_20_2" text:outline-level="2">Step 1 – translating from math to C++</text:h>
      <text:p text:style-name="Text_20_body">MADNESS generates a numerical representation of an “analytic” function (<draw:frame draw:style-name="fr2" draw:name="Object1" text:anchor-type="as-char" svg:width="0.3846in" svg:height="0.1917in" draw:z-index="1"><draw:object xlink:href="./Object 2" xlink:type="simple" xlink:show="embed" xlink:actuate="onLoad"/><draw:image xlink:href="./ObjectReplacements/Object 2" xlink:type="simple" xlink:show="embed" xlink:actuate="onLoad"/></draw:frame>) by projection into its internal, orthonormal basis (<draw:frame draw:style-name="fr2" draw:name="Object2" text:anchor-type="as-char" svg:width="0.4953in" svg:height="0.2319in" draw:z-index="2"><draw:object xlink:href="./Object 3" xlink:type="simple" xlink:show="embed" xlink:actuate="onLoad"/><draw:image xlink:href="./ObjectReplacements/Object 3" xlink:type="simple" xlink:show="embed" xlink:actuate="onLoad"/></draw:frame>, see the implementation notes for more detail). I.e., it has to compute lots of integrals of the form </text:p>
      <table:table table:name="Table1" table:style-name="Table1">
        <table:table-column table:style-name="Table1.A"/>
        <table:table-column table:style-name="Table1.B"/>
        <table:table-header-rows>
          <table:table-row>
            <table:table-cell table:style-name="Table1.A1" office:value-type="string">
              <text:p text:style-name="P17"><draw:frame draw:style-name="fr1"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18">(<text:sequence text:ref-name="refText1" text:name="Text" text:formula="ooow:Text+1" style:num-format="1">2</text:sequence>)</text:p>
            </table:table-cell>
          </table:table-row>
        </table:table-header-rows>
      </table:table>
      <text:p text:style-name="Text_20_body">which it does by numerical quadrature. To do this, it has to be able to evaluate your function at an arbitrary point and so you must provide MADNESS with a C++ implementation of your function using a standard interface. MADNESS passes to your function the coordinates (an array of the appropriate dimension) you return the value at that point. For simple functions, a C++ function suffices whereas more complicated stuff might require a C++ class (see a subsequent example). For this example, we wish to evaluate <draw:frame draw:style-name="fr2" draw:name="Object4" text:anchor-type="as-char" svg:width="0.5063in" svg:height="0.1917in" draw:z-index="4"><draw:object xlink:href="./Object 5" xlink:type="simple" xlink:show="embed" xlink:actuate="onLoad"/><draw:image xlink:href="./ObjectReplacements/Object 5" xlink:type="simple" xlink:show="embed" xlink:actuate="onLoad"/></draw:frame> where <draw:frame draw:style-name="fr2" draw:name="Object5" text:anchor-type="as-char" svg:width="0.1634in" svg:height="0.1839in" draw:z-index="5"><draw:object xlink:href="./Object 6" xlink:type="simple" xlink:show="embed" xlink:actuate="onLoad"/><draw:image xlink:href="./ObjectReplacements/Object 6" xlink:type="simple" xlink:show="embed" xlink:actuate="onLoad"/></draw:frame> is a 1D coordinate</text:p>
      <text:p text:style-name="Code">double myf(const coord_1d&amp; r) {</text:p>
      <text:p text:style-name="Code"><text:s text:c="4"/>return std::sin(r[0]);</text:p>
      <text:p text:style-name="Code">}</text:p>
      <text:p text:style-name="Text_20_body">If your function were in 3D it would be passed a <text:span text:style-name="T5">coord_3d</text:span> that would have 3 elements (0, 1, and 2) that you might interpret as <draw:frame draw:style-name="fr2" draw:name="Object6" text:anchor-type="as-char" svg:width="0.6319in" svg:height="0.1917in" draw:z-index="6"><draw:object xlink:href="./Object 7" xlink:type="simple" xlink:show="embed" xlink:actuate="onLoad"/><draw:image xlink:href="./ObjectReplacements/Object 7" xlink:type="simple" xlink:show="embed" xlink:actuate="onLoad"/></draw:frame> or <draw:frame draw:style-name="fr2" draw:name="Object7" text:anchor-type="as-char" svg:width="0.6402in" svg:height="0.1917in" draw:z-index="7"><draw:object xlink:href="./Object 8" xlink:type="simple" xlink:show="embed" xlink:actuate="onLoad"/><draw:image xlink:href="./ObjectReplacements/Object 8" xlink:type="simple" xlink:show="embed" xlink:actuate="onLoad"/></draw:frame> or something else as suited your problem. A very useful capability of both Maple and Mathematica is to generate C from expressions or functions, though this often requires a little cleanup to put into functioning code.</text:p>
      <text:p text:style-name="Text_20_body"><text:span text:style-name="T1">Important: </text:span><text:span text:style-name="T3">If your function contains discontinuities (in value or derivatives), noise, or singularities, special care is needed. This is discussed in more detail below.</text:span></text:p>
      <text:h text:style-name="Heading_20_2" text:outline-level="2">Steps 2, 3 and 7 – initializing and finalizing the MADNESS environment</text:h>
      <text:p text:style-name="Text_20_body">MADNESS has its own parallel runtime environment that is fully compatible with MPI. Just as for MPI, the MADNESS runtime must be initialized at the start and cleaned up at the end. Here is the simplest parallel program using MADNESS (it does nothing useful!).</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Text_20_body">The <text:span text:style-name="T5">World</text:span> object is similar to an MPI communicator (each world is associated with a communicator) but contains all of the information necessary to provide the rich functionality of the MADNESS runtime. Instead of calling <text:span text:style-name="T5">MPI::Init()</text:span> and <text:span text:style-name="T5">MPI::Finalize(),</text:span> a MADNESS program invokes <text:span text:style-name="T5">madness::initialize()</text:span> and <text:span text:style-name="T5">madness::finalize()</text:span>. The routine <text:span text:style-name="T5">madness::startup()</text:span> initializes the MADNESS numerical environment.</text:p>
      <text:p text:style-name="Text_20_body">The only bit of voodoo is the first line that is a macro forcing MADNESS to instantiate the static data associated with the C++ templates used by your code. It typically only needs to appear in the main source file of your program, though complicated projects might need it in additional files.</text:p>
      <text:h text:style-name="Heading_20_2" text:outline-level="2">Step 4 – generating a numerical representation</text:h>
      <text:p text:style-name="Text_20_body">Generating a numerical representation of what in what domain? The domain is specified in the problem as <draw:frame draw:style-name="fr2" draw:name="Object8" text:anchor-type="as-char" svg:width="0.7256in" svg:height="0.1898in" draw:z-index="8"><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omain so we set the default domain. Making the function involves computing the projection discussed above which is done adaptively to satisfy the requested precision. We will use the default precision (1e-7 in the 2-norm – most errors in MADNESS are in reference to this norm).</text:p>
      <text:p text:style-name="Code">FunctionDefaults&lt;1&gt;::set_cubic_cell(0,10);</text:p>
      <text:p text:style-name="Code">real_function_1d f = real_factory_1d(world).f(myf);</text:p>
      <text:p text:style-name="Text_20_body">The first line sets the domain and the second makes a numerical representation of your function. The slightly unusual form of the constructor for a MADNESS function is called the “named parameter idiom.” The first version of MADNESS was written in Python that provides named parameters or arguments that can have default values. To override the default for some parameter only required specifying its name. However, C++ does not provide named parameters and the closest we can get to them is the following. To make a <text:span text:style-name="T5">Function</text:span> what you are actually doing is making a <text:span text:style-name="T5">FunctionFactory</text:span> associated with a <text:span text:style-name="T5">World</text:span>, overriding defaults inside the factory, and then constructing a function from the factory. The default function is zero, so to <text:soft-page-break/>make a zero 1D function we would just type</text:p>
      <text:p text:style-name="Code">real_function_1d zero = real_factory_1d(world);</text:p>
      <text:p text:style-name="Text_20_body">In the second line, to generate a MADNESS <text:span text:style-name="T5">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5">trace()</text:span> method, c.f.,</text:p>
      <text:p text:style-name="P15">double integral = f.trace();</text:p>
      <text:p text:style-name="Text_20_body"><text:span text:style-name="T1">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5">All_reduce()</text:span>) is required. Therefore, every process associated with the <text:span text:style-name="T5">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Text_20_body">The critical ingredient is the if-test that ensures only one process (in this case process zero, but that choice is arbitrary) actually does the printing. If you don’t do this, your output will be unexpectedly verbose. The templated routine <text:span text:style-name="T5">print()</text:span> is just a convenience wrapper around <text:span text:style-name="T5">cout &lt;&lt;</text:span> that automatically inserts spaces between elements and a newline at the end.</text:p>
      <text:p text:style-name="Text_20_body"><text:span text:style-name="T1">Important:</text:span> First, read the important point from the section above, and then try to answer the question “why did we assign the result of <text:span text:style-name="T5">f.trace()</text:span> to a variable and then print its value, instead of just printing the result of <text:span text:style-name="T5">f.trace()</text:span> directly?” At least 90% of hanging parallel programs are due to getting this wrong.</text:p>
      <text:h text:style-name="Heading_20_2" text:outline-level="2">The complete program</text:h>
      <text:p text:style-name="Text_20_body">Your complete program looks like this</text:p>
      <text:p text:style-name="Code">#define WORLD_INSTANTIATE_STATIC_TEMPLATES <text:s/></text:p>
      <text:p text:style-name="Code">#include &lt;mra/mra.h&gt;</text:p>
      <text:p text:style-name="Code">using namespace madness;</text:p>
      <text:p text:style-name="Code"/>
      <text:p text:style-name="Code">double myf(const coord_1d&amp; r) {</text:p>
      <text:p text:style-name="Code"><text:s text:c="4"/>return std::sin(r[0]);</text:p>
      <text:p text:style-name="Code"><text:soft-page-break/>}</text:p>
      <text:p text:style-name="Code"/>
      <text:p text:style-name="Code">int main(int argc, char** argv) {</text:p>
      <text:p text:style-name="Code"><text:s text:c="4"/>initialize(argc, argv);</text:p>
      <text:p text:style-name="Code"><text:s text:c="4"/>World world(MPI::COMM_WORLD);</text:p>
      <text:p text:style-name="Code"><text:s text:c="4"/>startup(world,argc,argv);</text:p>
      <text:p text:style-name="Code"/>
      <text:p text:style-name="Code"><text:s text:c="4"/>FunctionDefaults&lt;1&gt;::set_cubic_cell(0,10);</text:p>
      <text:p text:style-name="Code"/>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Text_20_body">Yes, this is rather verbose for a integrating <draw:frame draw:style-name="fr2" draw:name="Object9" text:anchor-type="as-char" svg:width="0.5063in" svg:height="0.1917in" draw:z-index="9"><draw:object xlink:href="./Object 10" xlink:type="simple" xlink:show="embed" xlink:actuate="onLoad"/><draw:image xlink:href="./ObjectReplacements/Object 10" xlink:type="simple" xlink:show="embed" xlink:actuate="onLoad"/></draw:frame> in 1D, but you should already be able to see that most of this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5">fred.cc</text:span>, to make the program type</text:p>
      <text:p text:style-name="Code">make -f Makefile.sample fred</text:p>
      <text:p text:style-name="Text_20_body">where <text:span text:style-name="T5">Makefile.sample</text:span> should be found somewhere in your MADNESS installation. For projects with more than one source file you will have to copy and modify the Makefile.</text:p>
      <text:h text:style-name="Heading_20_2" text:outline-level="2">Step 9 – running your program</text:h>
      <text:h text:style-name="Heading_20_3" text:outline-level="3">On a single workstation or laptop</text:h>
      <text:p text:style-name="Text_20_body">Just type the name of the executable</text:p>
      <text:p text:style-name="Code">./fred</text:p>
      <text:p text:style-name="Text_20_body">Hopefully it will print</text:p>
      <text:p text:style-name="Code">The result is 1.839072e+00</text:p>
      <text:p text:style-name="Text_20_body"><text:span text:style-name="T1">You are already running in parallel. </text:span>Behind the scenes, MADNESS inquired how many processors or cores were installed on your workstation and launched that many threads to perform the work. If you wish to use fewer processors, set the environment variable <text:soft-page-break/><text:span text:style-name="T5">MAD_NTHREAD</text:span> to be the total number of processors or cores you wish to use. E.g., to use just 3 processors, in the bash shell type</text:p>
      <text:p text:style-name="Code">export MAD_NTHREAD=3</text:p>
      <text:p text:style-name="Text_20_body">and in the C shell type</text:p>
      <text:p text:style-name="Code">setenv MAD_NTHREAD 3</text:p>
      <text:h text:style-name="Heading_20_3" text:outline-level="3">On a parallel computer</text:h>
      <text:p text:style-name="Text_20_body">This is going to vary from system to system. Generically, to run on <text:span text:style-name="T5">N</text:span> nodes you will type something like</text:p>
      <text:p text:style-name="Code">mpirun -np N ./fred</text:p>
      <text:p text:style-name="Text_20_body">The devil is in the system-dependent details. We want mpirun to start one process per node, and MADNESS will look after starting one thread per processor/core. This is easier said than done.</text:p>
      <text:p text:style-name="Text_20_body">On a Cray-XT with 12 cores per node, you should use</text:p>
      <text:p text:style-name="Code">aprun -n N -d 12 -cc none ./fred</text:p>
      <text:p text:style-name="Text_20_body">OTHER SYSTEMS HERE.</text:p>
      <text:h text:style-name="Heading_20_1" text:outline-level="1">Differentiation, inner products, multiplication – the energy of the hydrogen atom</text:h>
      <text:p text:style-name="Text_20_body">Blah ...</text:p>
      <text:h text:style-name="Heading_20_1" text:outline-level="1">Integral operators – solution of Poisson’s equation</text:h>
      <text:p text:style-name="Text_20_body">... blah ...</text:p>
      <text:h text:style-name="Heading_20_1" text:outline-level="1">Operations on vectors of functions – harmonic oscillator eigen functions</text:h>
      <text:p text:style-name="Text_20_body">... blah ...</text:p>
      <text:h text:style-name="Heading_20_1" text:outline-level="1">Where to find more information</text:h>
      <text:p text:style-name="Text_20_body">... blah ...</text:p>
      <text:h text:style-name="Heading_20_1" text:outline-level="1">Troubleshooting.</text:h>
      <text:p text:style-name="Text_20_body">... blah.</text:p>
      <text:h text:style-name="Heading_20_1" text:outline-level="1">Viewing and editing this document</text:h>
      <text:p text:style-name="Text_20_body">Under Linux ensure you have the Microsoft true-type fonts installed – they are free. Under Ubuntu install package <text:span text:style-name="T2">msttcorefonts</text:span>. Without these the default Linux fonts will cause pagination and other problems, at least with the title pages.</text:p>
      <text:p text:style-name="Text_20_body">Other than resorting to Latex it does not seem possible to put documents under version control <text:soft-page-break/>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598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7</text:page-number></text:p>
      </style:footer>
    </style:master-page>
    <style:master-page style:name="Right_20_Page" style:display-name="Right Page" style:page-layout-name="Mpm3" style:next-style-name="Left_20_Page">
      <style:footer>
        <text:p text:style-name="MP1"><text:page-number text:select-page="current">7</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7</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09-12-17T22:47:34</dc:date>
    <meta:editing-cycles>89</meta:editing-cycles>
    <meta:editing-duration>PT140H05M25S</meta:editing-duration>
    <meta:document-statistic meta:table-count="2" meta:image-count="0" meta:object-count="10" meta:page-count="11" meta:paragraph-count="149" meta:word-count="2133" meta:character-count="132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subsup>
        <math:mo math:stretchy="false">φ</math:mo>
        <math:mrow>
          <math:mi>l</math:mi>
          <math:mi>i</math:mi>
        </math:mrow>
        <math:mi>n</math:mi>
      </math:msubsup>
      <math:mrow>
        <math:mo math:stretchy="false">(</math:mo>
        <math:mi>x</math:mi>
        <math:mo math:stretchy="false">)</math:mo>
      </math:mrow>
    </math:mrow>
    <math:annotation math:encoding="StarMath 5.0">%phi^n_{l i}(x)</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